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 Light" svg:font-family="'Fira Code Ligh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Light" officeooo:rsid="000b0f78" officeooo:paragraph-rsid="000b0f78"/>
    </style:style>
    <style:style style:name="P2" style:family="paragraph" style:parent-style-name="Standard">
      <style:paragraph-properties fo:text-align="justify" style:justify-single-word="false"/>
      <style:text-properties style:font-name="Fira Code Light" officeooo:rsid="000b0f78" officeooo:paragraph-rsid="000b0f78"/>
    </style:style>
    <style:style style:name="P3" style:family="paragraph" style:parent-style-name="Standard">
      <style:paragraph-properties fo:text-align="justify" style:justify-single-word="false"/>
      <style:text-properties style:font-name="Fira Code Light" style:text-underline-style="solid" style:text-underline-width="auto" style:text-underline-color="font-color" fo:font-weight="bold" officeooo:rsid="0007a5b2" officeooo:paragraph-rsid="0007a5b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ira Code Light" officeooo:rsid="0007a5b2" officeooo:paragraph-rsid="0007a5b2"/>
    </style:style>
    <style:style style:name="P5" style:family="paragraph" style:parent-style-name="Standard">
      <style:paragraph-properties fo:text-align="justify" style:justify-single-word="false"/>
      <style:text-properties style:font-name="Fira Code Light" fo:font-size="10.5pt" officeooo:rsid="0007a5b2" officeooo:paragraph-rsid="0007a5b2" style:font-size-asian="10.5pt" style:font-size-complex="10.5pt"/>
    </style:style>
    <style:style style:name="P6" style:family="paragraph" style:parent-style-name="Preformatted_20_Text">
      <style:paragraph-properties fo:text-align="justify" style:justify-single-word="false"/>
      <style:text-properties style:font-name="Fira Code Light" fo:font-size="10.5pt" officeooo:rsid="0007a5b2" officeooo:paragraph-rsid="0007a5b2" style:font-size-asian="10.5pt" style:font-size-complex="10.5pt"/>
    </style:style>
    <style:style style:name="P7" style:family="paragraph" style:parent-style-name="Preformatted_20_Text">
      <style:text-properties style:font-name="Fira Code Light" fo:font-size="10.5pt" style:font-size-asian="10.5pt" style:font-size-complex="10.5pt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Standard">
      <style:paragraph-properties fo:text-align="justify" style:justify-single-word="false"/>
      <style:text-properties style:font-name="Fira Code Light" style:text-underline-style="solid" style:text-underline-width="auto" style:text-underline-color="font-color" fo:font-weight="bold" officeooo:rsid="000b6f65" officeooo:paragraph-rsid="000b6f6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Fira Code Light" officeooo:rsid="000ce765" officeooo:paragraph-rsid="000ce765"/>
    </style:style>
    <style:style style:name="P11" style:family="paragraph" style:parent-style-name="Standard">
      <style:text-properties style:font-name="Fira Code Light" officeooo:rsid="0006790a" officeooo:paragraph-rsid="0006790a"/>
    </style:style>
    <style:style style:name="P12" style:family="paragraph" style:parent-style-name="Standard">
      <style:text-properties fo:color="#000000" loext:opacity="100%" style:font-name="Fira Code Light" fo:font-size="12pt" fo:font-weight="normal" officeooo:paragraph-rsid="0006790a" fo:background-color="transparent"/>
    </style:style>
    <style:style style:name="T1" style:family="text">
      <style:text-properties officeooo:rsid="000b0f78"/>
    </style:style>
    <style:style style:name="T2" style:family="text">
      <style:text-properties fo:color="#ff0000" loext:opacity="100%"/>
    </style:style>
    <style:style style:name="T3" style:family="text">
      <style:text-properties style:font-name="Fira Code Light"/>
    </style:style>
    <style:style style:name="T4" style:family="text">
      <style:text-properties style:font-name="Fira Code Light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JavaScript</text:p>
      <text:p text:style-name="P2">=================================================================</text:p>
      <text:p text:style-name="P3">Strict mode</text:p>
      <text:p text:style-name="P4"/>
      <text:p text:style-name="P4">helps to show errors of variable names and all that brings unexpected outputs and all and block reserved words that is used in JavaScript for example private, if.<text:span text:style-name="T1">It changes bad syntax into real errors.</text:span></text:p>
      <text:p text:style-name="P4"/>
      <text:p text:style-name="P5">Let hasDriversLicence = false</text:p>
      <text:p text:style-name="P5">if hasDrive<text:span text:style-name="T2">rLi</text:span>cence ... execute code </text:p>
      <text:p text:style-name="P5"/>
      <text:p text:style-name="P6"><text:span text:style-name="Source_20_Text"><text:span text:style-name="T3">function regularFunc() {</text:span></text:span></text:p>
      <text:p text:style-name="Preformatted_20_Text"><text:span text:style-name="Source_20_Text"><text:span text:style-name="T4"><text:s text:c="2"/>username = "Marie"</text:span></text:span></text:p>
      <text:p text:style-name="Preformatted_20_Text"><text:span text:style-name="Source_20_Text"><text:span text:style-name="T4"><text:s text:c="2"/>console.log(username)</text:span></text:span></text:p>
      <text:p text:style-name="Preformatted_20_Text"><text:span text:style-name="Source_20_Text"><text:span text:style-name="T4">}</text:span></text:span></text:p>
      <text:p text:style-name="P7"/>
      <text:p text:style-name="P8"><text:span text:style-name="Source_20_Text"><text:span text:style-name="T4">regularFunc()</text:span></text:span></text:p>
      <text:p text:style-name="P4"><text:tab/>if not in strict mode this wouldnt produce any error and we dont understand what is really going on.<text:span text:style-name="T1">Here there is an error that the username is undefined.</text:span></text:p>
      <text:p text:style-name="P4"/>
      <text:p text:style-name="P2">=================================================================</text:p>
      <text:p text:style-name="P9">Execution Context and Call stack</text:p>
      <text:p text:style-name="P4"/>
      <text:p text:style-name="P10">after complilation so called global execution content </text:p>
      <text:p text:style-name="P4"/>
      <text:p text:style-name="P4"/>
      <text:p text:style-name="P4"><text:s/></text:p>
      <text:p text:style-name="P4"><text:s/></text:p>
      <text:p text:style-name="P4"/>
      <text:p text:style-name="P11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 Light" svg:font-family="'Fira Code Light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9:09:27.699000000</meta:creation-date>
    <dc:date>2024-11-16T18:31:41.982000000</dc:date>
    <meta:editing-duration>PT5H11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7" meta:word-count="98" meta:character-count="751" meta:non-whitespace-character-count="659"/>
  </office:meta>
</office:document-meta>
</file>